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48e4" officeooo:paragraph-rsid="001a48e4"/>
    </style:style>
    <style:style style:name="P2" style:family="paragraph" style:parent-style-name="Standard">
      <style:text-properties style:font-name="Liberation Serif" fo:font-size="12pt" officeooo:rsid="001a48e4" officeooo:paragraph-rsid="001bb319" style:font-size-asian="12pt" style:font-size-complex="12pt"/>
    </style:style>
    <style:style style:name="P3" style:family="paragraph" style:parent-style-name="Standard">
      <style:text-properties officeooo:rsid="001bb319" officeooo:paragraph-rsid="001a48e4"/>
    </style:style>
    <style:style style:name="P4" style:family="paragraph" style:parent-style-name="Standard">
      <style:text-properties officeooo:rsid="001bb319" officeooo:paragraph-rsid="001bb319"/>
    </style:style>
    <style:style style:name="P5" style:family="paragraph" style:parent-style-name="Standard">
      <style:text-properties officeooo:rsid="001c9e2a" officeooo:paragraph-rsid="001c9e2a"/>
    </style:style>
    <style:style style:name="P6" style:family="paragraph" style:parent-style-name="Standard">
      <style:text-properties officeooo:rsid="001e1435" officeooo:paragraph-rsid="001e1435"/>
    </style:style>
    <style:style style:name="T1" style:family="text">
      <style:text-properties officeooo:rsid="001bb319"/>
    </style:style>
    <style:style style:name="T2" style:family="text">
      <style:text-properties fo:font-variant="normal" fo:text-transform="none" fo:color="#24292e" fo:letter-spacing="normal" fo:font-style="normal" fo:font-weight="normal"/>
    </style:style>
    <style:style style:name="T3" style:family="text">
      <style:text-properties fo:font-variant="normal" fo:text-transform="none" fo:color="#24292e" fo:letter-spacing="normal" fo:font-style="normal" fo:font-weight="normal" officeooo:rsid="001bb319"/>
    </style:style>
    <style:style style:name="T4" style:family="text">
      <style:text-properties officeooo:rsid="001c9e2a"/>
    </style:style>
    <style:style style:name="T5" style:family="text">
      <style:text-properties officeooo:rsid="001e14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:</text:p>
      <text:p text:style-name="P1"/>
      <text:p text:style-name="P1">Hello, thank you for coming today. I would like to share with you a project that I’m passionate about, Aichi. Aichi, Chinese for the phrase ‘loves to eat,’ is an Artificial Intelligence program that generates completely new recipes. It is a project built upon a Generative Adversarial Network model and the love of food. <text:s/></text:p>
      <text:p text:style-name="P1"/>
      <text:p text:style-name="P1">General Overview:</text:p>
      <text:p text:style-name="P1"/>
      <text:p text:style-name="P2"><text:span text:style-name="T2">Deep learning has been used in many application to solve real-world problems. In recent years, it has seen tremendous growth in its popularity and usefulness, due to more powerful computers, larger </text:span><text:span text:style-name="T3">data sets</text:span><text:span text:style-name="T2">, and developments in the field of neural networks. Modern techniques have been transformative in the various fields: finance, engineers, chemistry, allowing professionals to push the edge of what is possible.</text:span> <text:span text:style-name="T1">I wanted to study to the culinary world through digital lens.</text:span></text:p>
      <text:p text:style-name="P3"/>
      <text:p text:style-name="P4">Work Flow:</text:p>
      <text:p text:style-name="P1"/>
      <text:p text:style-name="P4">The project came in four phase<text:span text:style-name="T4">s</text:span>. First, data was scraped from websites and stored in a database using Beautiful Soup. The amount of data available was tremendous. Over 1 million recipes were available across more than 30 websites, <text:span text:style-name="T4">amounting to 1 TB of data. For the initial phase of this project, only 15,000 recipes were included for analysis and training of Aichi, although for future developments AWS will be used to develop all data. </text:span>Second, the data was parsed into useful information using Natural Language Processing, <text:span text:style-name="T4">transforming lines of directions into key ingredient and actions vectors. Third, the word vector was transform into a Boolean matrix where a parameter existed for each action ingredient pairing. This matrix was reduced to a smaller boolean matrix using embedded encoding. Finally, this matrix was passed into a GAN model, and AICHI ‘learned’ what human considered recipes, and can generate new recipes similar to the recipes in her database. A random noise filter keeps recipes new, user input parameters can limit the ingredients AICHI can use, calories consumed, and other dietary restrictions. </text:span></text:p>
      <text:p text:style-name="P1"/>
      <text:p text:style-name="P4">GAN:</text:p>
      <text:p text:style-name="P4"/>
      <text:p text:style-name="P5">I wanted to talk a little more about the GAN model. GAN was popularized by Ian Goodfellow in 2014, and has played a key role in realistic AI generated products. Two competing neural networks compete with each other to improve results. The generative network generates new recipes to “<text:span text:style-name="T5">fool” the discriminative network by updating its generating function and the discrimination function.</text:span></text:p>
      <text:p text:style-name="P4"/>
      <text:p text:style-name="P4"/>
      <text:p text:style-name="P4">Q&amp;A:</text:p>
      <text:p text:style-name="P4"/>
      <text:p text:style-name="P6">Thanks for your time and I would be happy to answer any ques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2:20:04.023000000</meta:creation-date>
    <dc:date>2019-04-08T14:49:26.083000000</dc:date>
    <meta:editing-duration>PT6M42S</meta:editing-duration>
    <meta:editing-cycles>1</meta:editing-cycles>
    <meta:document-statistic meta:table-count="0" meta:image-count="0" meta:object-count="0" meta:page-count="1" meta:paragraph-count="10" meta:word-count="387" meta:character-count="2413" meta:non-whitespace-character-count="2033"/>
    <meta:generator>LibreOffice/6.1.4.2$Windows_X86_64 LibreOffice_project/9d0f32d1f0b509096fd65e0d4bec26ddd1938fd3</meta:generator>
  </office:meta>
</office:document-meta>
</file>